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style:style>
    <style:style style:name="P2" style:family="paragraph" style:parent-style-name="Preformatted_20_Text">
      <style:paragraph-properties fo:margin-left="0cm" fo:margin-right="0cm" fo:margin-top="0cm" fo:margin-bottom="0.499cm" style:contextual-spacing="false" fo:text-indent="0cm" style:auto-text-indent="false"/>
      <style:text-properties fo:color="#606060"/>
    </style:style>
    <style:style style:name="P3" style:family="paragraph" style:parent-style-name="Preformatted_20_Text">
      <style:paragraph-properties fo:margin-left="0cm" fo:margin-right="0cm" fo:margin-top="0cm" fo:margin-bottom="0.499cm" style:contextual-spacing="false" fo:text-indent="0cm" style:auto-text-indent="false"/>
      <style:text-properties fo:color="#800000"/>
    </style:style>
    <style:style style:name="P4" style:family="paragraph" style:parent-style-name="Preformatted_20_Text">
      <style:paragraph-properties fo:margin-left="0cm" fo:margin-right="0cm" fo:margin-top="0cm" fo:margin-bottom="0.499cm" style:contextual-spacing="false" fo:text-indent="0cm" style:auto-text-indent="false"/>
      <style:text-properties fo:color="#0000cc" fo:font-weight="bold"/>
    </style:style>
    <style:style style:name="P5" style:family="paragraph" style:parent-style-name="Preformatted_20_Text">
      <style:paragraph-properties fo:margin-left="0cm" fo:margin-right="0cm" fo:margin-top="0cm" fo:margin-bottom="0cm" style:contextual-spacing="false" fo:text-indent="0cm" style:auto-text-indent="false"/>
    </style:style>
    <style:style style:name="P6" style:family="paragraph" style:parent-style-name="Preformatted_20_Text">
      <style:paragraph-properties fo:margin-left="0cm" fo:margin-right="0cm" fo:margin-top="0cm" fo:margin-bottom="0cm" style:contextual-spacing="false" fo:text-indent="0cm" style:auto-text-indent="false"/>
      <style:text-properties fo:color="#606060"/>
    </style:style>
    <style:style style:name="P7" style:family="paragraph" style:parent-style-name="Preformatted_20_Text">
      <style:paragraph-properties fo:margin-left="0cm" fo:margin-right="0cm" fo:margin-top="0cm" fo:margin-bottom="0cm" style:contextual-spacing="false" fo:text-indent="0cm" style:auto-text-indent="false"/>
      <style:text-properties fo:color="#000000"/>
    </style:style>
    <style:style style:name="T1" style:family="text">
      <style:text-properties fo:color="#800000"/>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cc"/>
    </style:style>
    <style:style style:name="T5" style:family="text">
      <style:text-properties fo:color="#0000c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cumentclass</text:span><text:span text:style-name="T2">[review]{</text:span><text:span text:style-name="T3">elsarticle</text:span><text:span text:style-name="T2">}</text:span></text:p>
      <text:p text:style-name="P5"><text:span text:style-name="T1">\usepackage</text:span><text:span text:style-name="T2">{</text:span><text:span text:style-name="T3">lineno</text:span><text:span text:style-name="T2">,hyperref}</text:span></text:p>
      <text:p text:style-name="P1"><text:span text:style-name="T1">\modulolinenumbers</text:span><text:span text:style-name="T2">[5]</text:span></text:p>
      <text:p text:style-name="P1"><text:span text:style-name="T1">\journal</text:span><text:span text:style-name="T2">{Journal of </text:span><text:span text:style-name="T1">\LaTeX\</text:span><text:span text:style-name="T2"> Templates}</text:span></text:p>
      <text:p text:style-name="P6">%%%%%%%%%%%%%%%%%%%%%%%</text:p>
      <text:p text:style-name="P6">%% Elsevier bibliography styles</text:p>
      <text:p text:style-name="P6">%%%%%%%%%%%%%%%%%%%%%%%</text:p>
      <text:p text:style-name="P6">%% To change the style, put a % in front of the second line of the current style and</text:p>
      <text:p text:style-name="P6">%% remove the % from the second line of the style you would like to use.</text:p>
      <text:p text:style-name="P2">%%%%%%%%%%%%%%%%%%%%%%%</text:p>
      <text:p text:style-name="P6">%% Numbered</text:p>
      <text:p text:style-name="P2">%\bibliographystyle{model1-num-names}</text:p>
      <text:p text:style-name="P6">%% Numbered without titles</text:p>
      <text:p text:style-name="P2">%\bibliographystyle{model1a-num-names}</text:p>
      <text:p text:style-name="P6">%% Harvard</text:p>
      <text:p text:style-name="P2">%\bibliographystyle{model2-names.bst}\biboptions{authoryear}</text:p>
      <text:p text:style-name="P6">%% Vancouver numbered</text:p>
      <text:p text:style-name="P2">%\usepackage{numcompress}\bibliographystyle{model3-num-names}</text:p>
      <text:p text:style-name="P6">%% Vancouver name/year</text:p>
      <text:p text:style-name="P2">%\usepackage{numcompress}\bibliographystyle{model4-names}\biboptions{authoryear}</text:p>
      <text:p text:style-name="P6">%% APA style</text:p>
      <text:p text:style-name="P2">%\bibliographystyle{model5-names}\biboptions{authoryear}</text:p>
      <text:p text:style-name="P6">%% AMA style</text:p>
      <text:p text:style-name="P2">%\usepackage{numcompress}\bibliographystyle{model6-num-names}</text:p>
      <text:p text:style-name="P6">%% `Elsevier LaTeX' style</text:p>
      <text:p text:style-name="P5"><text:span text:style-name="T1">\bibliographystyle</text:span><text:span text:style-name="T2">{</text:span><text:span text:style-name="T3">elsarticle</text:span><text:span text:style-name="T2">-</text:span><text:span text:style-name="T3">num</text:span><text:span text:style-name="T2">}</text:span></text:p>
      <text:p text:style-name="P2">%%%%%%%%%%%%%%%%%%%%%%%</text:p>
      <text:p text:style-name="P1"><text:span text:style-name="T4">\begin</text:span><text:span text:style-name="T2">{document}</text:span></text:p>
      <text:p text:style-name="P1"><text:span text:style-name="T4">\begin</text:span><text:span text:style-name="T2">{</text:span><text:span text:style-name="T3">frontmatter</text:span><text:span text:style-name="T2">}</text:span></text:p>
      <text:p text:style-name="P1"><text:span text:style-name="T1">\title</text:span><text:span text:style-name="T2">{Accurate camera tracking and </text:span><text:span text:style-name="T3">3D</text:span><text:span text:style-name="T2"> mapping}</text:span></text:p>
      <text:p text:style-name="P6">%% or include affiliations in footnotes:</text:p>
      <text:p text:style-name="P1"><text:span text:style-name="T1">\author</text:span><text:span text:style-name="T2">[</text:span><text:span text:style-name="T3">mymainaddress</text:span><text:span text:style-name="T2">]{</text:span><text:span text:style-name="T3">Weijie</text:span><text:span text:style-name="T2"> Huang}</text:span></text:p>
      <text:p text:style-name="P5"><text:span text:style-name="T1">\author</text:span><text:span text:style-name="T2">[</text:span><text:span text:style-name="T3">mymainaddress</text:span><text:span text:style-name="T2">]{</text:span><text:span text:style-name="T3">Guoshan</text:span><text:span text:style-name="T2"> </text:span><text:span text:style-name="T3">Zhang</text:span><text:span text:style-name="T1">\corref</text:span><text:span text:style-name="T2">{</text:span><text:span text:style-name="T3">mycorrespondingauthor</text:span><text:span text:style-name="T2">}}</text:span></text:p>
      <text:p text:style-name="P5"><text:span text:style-name="T1">\cortext</text:span><text:span text:style-name="T2">[</text:span><text:span text:style-name="T3">mycorrespondingauthor</text:span><text:span text:style-name="T2">]{Corresponding author}</text:span></text:p>
      <text:p text:style-name="P1"><text:span text:style-name="T1">\ead</text:span><text:span text:style-name="T2">{</text:span><text:span text:style-name="T3">zhanggs@tju</text:span><text:span text:style-name="T2">.</text:span><text:span text:style-name="T3">edu</text:span><text:span text:style-name="T2">.</text:span><text:span text:style-name="T3">cn</text:span><text:span text:style-name="T2">}</text:span></text:p>
      <text:p text:style-name="P5"><text:span text:style-name="T1">\address</text:span><text:span text:style-name="T2">[</text:span><text:span text:style-name="T3">mymainaddress</text:span><text:span text:style-name="T2">]{Tianjin University, School of Electrical Engineering and Automation, 92 </text:span><text:span text:style-name="T3">Weijin</text:span><text:span text:style-name="T2"> Road, Tianjin, China, 300072}</text:span></text:p>
      <text:p text:style-name="P2">%\address[mysecondaryaddress]{360 Park Avenue South, New York}</text:p>
      <text:p text:style-name="P5"><text:span text:style-name="T4">\begin</text:span><text:span text:style-name="T2">{abstract}</text:span></text:p>
      <text:p text:style-name="P5"><text:span text:style-name="T2">This paper proposes an accurate camera tracking and mapping approach with </text:span><text:span text:style-name="T3">RGBD</text:span><text:span text:style-name="T2"> </text:span><text:soft-page-break/><text:span text:style-name="T2">camera and inertial sensor. If </text:span><text:span text:style-name="T3">timestamp</text:span><text:span text:style-name="T2"> is smaller than a given time threshold, an invariant </text:span><text:span text:style-name="T3">EKF</text:span><text:span text:style-name="T2"> method is employed to fuse the two poses obtained from inertial sensor and </text:span><text:span text:style-name="T3">ICP</text:span><text:span text:style-name="T2"> which uses an </text:span><text:span text:style-name="T3">3D</text:span><text:span text:style-name="T2"> level-set embedding function. If </text:span><text:span text:style-name="T3">timestamp</text:span><text:span text:style-name="T2"> is greater than the given time threshold, an improved randomized ferns approach are used to recover the camera lost and improve the camera tracking accuracy. </text:span><text:span text:style-name="T3">Exemple</text:span><text:span text:style-name="T2"> results show that the proposed approach can track camera </text:span><text:span text:style-name="T3">accuarately</text:span><text:span text:style-name="T2"> and obtain a better </text:span><text:span text:style-name="T3">3D</text:span><text:span text:style-name="T2"> map. </text:span></text:p>
      <text:p text:style-name="P1"><text:span text:style-name="T4">\end</text:span><text:span text:style-name="T2">{abstract}</text:span></text:p>
      <text:p text:style-name="P5"><text:span text:style-name="T4">\begin</text:span><text:span text:style-name="T2">{keyword}</text:span></text:p>
      <text:p text:style-name="P5"><text:span text:style-name="T1">\texttt</text:span><text:span text:style-name="T2">{invariant </text:span><text:span text:style-name="T3">EKF</text:span><text:span text:style-name="T2"> method}</text:span><text:span text:style-name="T1">\sep</text:span><text:span text:style-name="T2"> </text:span><text:span text:style-name="T3">3D</text:span><text:span text:style-name="T2"> level-set embedding function</text:span><text:span text:style-name="T1">\sep</text:span><text:span text:style-name="T2"> an improved randomized ferns approach</text:span><text:span text:style-name="T1">\sep</text:span><text:span text:style-name="T2"> </text:span><text:span text:style-name="T3">GPU</text:span><text:span text:style-name="T2"> implementation</text:span></text:p>
      <text:p text:style-name="P6">%\MSC[2010] 00-01\sep <text:s/>99-00</text:p>
      <text:p text:style-name="P1"><text:span text:style-name="T4">\end</text:span><text:span text:style-name="T2">{keyword}</text:span></text:p>
      <text:p text:style-name="P1"><text:span text:style-name="T4">\end</text:span><text:span text:style-name="T2">{</text:span><text:span text:style-name="T3">frontmatter</text:span><text:span text:style-name="T2">}</text:span></text:p>
      <text:p text:style-name="P3">\linenumbers</text:p>
      <text:p text:style-name="P4">\section{Introduction}</text:p>
      <text:p text:style-name="P5"><text:span text:style-name="T5">\paragraph</text:span><text:span text:style-name="T2">{Installation} </text:span><text:span text:style-name="T3">3D</text:span><text:span text:style-name="T2"> map from a </text:span><text:span text:style-name="T3">RGBD</text:span><text:span text:style-name="T2"> sensor is a key problem in <text:s/>Simultaneous </text:span><text:span text:style-name="T3">Localisation</text:span><text:span text:style-name="T2"> and Mapping (SLAM). Recently, some SLAM and </text:span><text:span text:style-name="T3">3D</text:span><text:span text:style-name="T2"> reconstruction systems with good effect are proposed, such as </text:span><text:span text:style-name="T3">kinect</text:span><text:span text:style-name="T2">-fusion, which is a notable <text:s/>(both </text:span><text:span text:style-name="T3">offline</text:span><text:span text:style-name="T2"> and </text:span><text:span text:style-name="T3">online</text:span><text:span text:style-name="T2">) have been published in recent</text:span></text:p>
      <text:p text:style-name="P5"><text:span text:style-name="T2">times that rely purely on </text:span><text:span text:style-name="T3">RGB</text:span><text:span text:style-name="T2">-D sensing capabilities because of the </text:span><text:span text:style-name="T3">Kinect’s</text:span><text:span text:style-name="T2"> low price and </text:span><text:span text:style-name="T3">accuracyThe</text:span><text:span text:style-name="T2"> </text:span><text:span text:style-name="T3">3D</text:span><text:span text:style-name="T2"> model in the </text:span><text:span text:style-name="T3">3D</text:span><text:span text:style-name="T2"> map is fused the data from the camera into the surface with accurate camera pose estimation. The </text:span><text:span text:style-name="T3">Kinect</text:span><text:span text:style-name="T2">-Fusion algorithm of </text:span><text:span text:style-name="T3">Newcombe</text:span><text:span text:style-name="T2"> et </text:span><text:span text:style-name="T3">al</text:span><text:span text:style-name="T2">. is one of the most notable </text:span><text:span text:style-name="T3">RGB</text:span><text:span text:style-name="T2">-D-based </text:span><text:span text:style-name="T3">3D</text:span><text:span text:style-name="T2"> reconstruction systems of recent</text:span></text:p>
      <text:p text:style-name="P7">times, allowing real-time volumetric dense reconstruction</text:p>
      <text:p text:style-name="P5"><text:span text:style-name="T2">of a desk sized scene at sub-</text:span><text:span text:style-name="T3">centimetre</text:span><text:span text:style-name="T2"> resolution.Accurate on-line camera </text:span><text:span text:style-name="T3">ose</text:span><text:span text:style-name="T2"> estimation When the camera trajectory is unknown, the joint on-line estimation problem for scene structure and camera pose has become known as visual Simultaneous </text:span><text:span text:style-name="T3">Localisa</text:span><text:span text:style-name="T2">-</text:span></text:p>
      <text:p text:style-name="P5"><text:span text:style-name="T3">tion</text:span><text:span text:style-name="T2"> and Mapping.</text:span></text:p>
      <text:p text:style-name="P1"><text:span text:style-name="T2">If the document class </text:span><text:span text:style-name="T1">\emph</text:span><text:span text:style-name="T2">{</text:span><text:span text:style-name="T3">elsarticle</text:span><text:span text:style-name="T2">} is not available on your computer, you can download and install the system package </text:span><text:span text:style-name="T1">\emph</text:span><text:span text:style-name="T2">{</text:span><text:span text:style-name="T3">texlive</text:span><text:span text:style-name="T2">-publishers} (Linux) or install the </text:span><text:span text:style-name="T1">\LaTeX\</text:span><text:span text:style-name="T2"> package </text:span><text:span text:style-name="T1">\emph</text:span><text:span text:style-name="T2">{</text:span><text:span text:style-name="T3">elsarticle</text:span><text:span text:style-name="T2">} using the package manager of your </text:span><text:span text:style-name="T1">\TeX\</text:span><text:span text:style-name="T2"> installation, which is typically </text:span><text:span text:style-name="T1">\TeX\</text:span><text:span text:style-name="T2"> Live or </text:span><text:span text:style-name="T3">Mik</text:span><text:span text:style-name="T1">\TeX.</text:span></text:p>
      <text:p text:style-name="P1"><text:span text:style-name="T5">\paragraph</text:span><text:span text:style-name="T2">{Usage} Once the package is properly installed, you can use the document class </text:span><text:span text:style-name="T1">\emph</text:span><text:span text:style-name="T2">{</text:span><text:span text:style-name="T3">elsarticle</text:span><text:span text:style-name="T2">} to create a manuscript. Please make sure that your manuscript follows the guidelines in the Guide for Authors of the relevant journal. It is not necessary to typeset your manuscript in exactly the same way as an article, unless you are submitting to a camera-ready copy (</text:span><text:span text:style-name="T3">CRC</text:span><text:span text:style-name="T2">) journal.</text:span></text:p>
      <text:p text:style-name="P5"><text:span text:style-name="T5">\paragraph</text:span><text:span text:style-name="T2">{Functionality} The </text:span><text:span text:style-name="T3">Elsevier</text:span><text:span text:style-name="T2"> article class is based on the standard article class and supports almost all of the functionality of that class. In addition, it features commands and options to format the</text:span></text:p>
      <text:p text:style-name="P5"><text:span text:style-name="T4">\begin</text:span><text:span text:style-name="T2">{itemize}</text:span></text:p>
      <text:p text:style-name="P5"><text:span text:style-name="T1">\item</text:span><text:span text:style-name="T2"> document style</text:span></text:p>
      <text:p text:style-name="P5"><text:span text:style-name="T1">\item</text:span><text:span text:style-name="T2"> </text:span><text:span text:style-name="T3">baselineskip</text:span></text:p>
      <text:p text:style-name="P5"><text:span text:style-name="T1">\item</text:span><text:span text:style-name="T2"> front matter</text:span></text:p>
      <text:p text:style-name="P5"><text:span text:style-name="T1">\item</text:span><text:span text:style-name="T2"> keywords and </text:span><text:span text:style-name="T3">MSC</text:span><text:span text:style-name="T2"> codes</text:span></text:p>
      <text:p text:style-name="P5"><text:span text:style-name="T1">\item</text:span><text:span text:style-name="T2"> theorems, definitions and proofs</text:span></text:p>
      <text:p text:style-name="P5"><text:span text:style-name="T1">\item</text:span><text:span text:style-name="T2"> </text:span><text:span text:style-name="T3">lables</text:span><text:span text:style-name="T2"> of enumerations</text:span></text:p>
      <text:p text:style-name="P5"><text:span text:style-name="T1">\item</text:span><text:span text:style-name="T2"> citation style and labeling.</text:span></text:p>
      <text:p text:style-name="P1"><text:span text:style-name="T4">\end</text:span><text:span text:style-name="T2">{itemiz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2:22:15.061885169</meta:creation-date>
    <dc:date>2016-09-05T12:23:16.620511791</dc:date>
    <meta:editing-duration>P0D</meta:editing-duration>
    <meta:editing-cycles>1</meta:editing-cycles>
    <meta:document-statistic meta:table-count="0" meta:image-count="0" meta:object-count="0" meta:page-count="2" meta:paragraph-count="64" meta:word-count="551" meta:character-count="4381" meta:non-whitespace-character-count="3890"/>
    <meta:generator>LibreOffice/4.2.8.2$Linux_X86_64 LibreOffice_project/420m0$Build-2</meta:generator>
  </office:meta>
</office:document-meta>
</file>